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" draw:marker-end="Arrow" draw:fill="solid" draw:fill-color="#c0c0c0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4" style:family="graphic" style:parent-style-name="standard">
      <style:graphic-properties draw:marker-start="Arrow" draw:marker-end="Arrow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end="Arrow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9" style:family="graphic" style:parent-style-name="standard">
      <style:graphic-properties draw:marker-start="" draw:marker-end="Arrow" draw:textarea-horizontal-align="justify" draw:textarea-vertical-align="middle" draw:auto-grow-height="false"/>
    </style:style>
    <style:style style:name="gr10" style:family="graphic" style:parent-style-name="standard">
      <style:graphic-properties draw:marker-start="" draw:marker-end="Arrow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" draw:marker-end="" draw:fill="none" draw:textarea-vertical-align="middle"/>
    </style:style>
    <style:style style:name="gr12" style:family="graphic" style:parent-style-name="standard">
      <style:graphic-properties draw:stroke="none" svg:stroke-color="#000000" draw:marker-start="" draw:marker-end="Arrow" draw:fill="none" draw:fill-color="#ffffff" draw:auto-grow-height="true" draw:auto-grow-width="false" fo:max-height="0cm" fo:min-height="0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family="'Liberation Sans'" style:font-style-name="Regular" style:font-family-generic="swiss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3" style:family="text">
      <style:text-properties fo:font-family="'Liberation Sans'" style:font-style-name="Regular" style:font-family-generic="swiss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286cm" svg:height="2.286cm" svg:x="12.472cm" svg:y="3.294cm">
          <text:p text:style-name="P1"><text:s/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178cm" svg:y1="4.272cm" svg:x2="3.18cm" svg:y2="4.272cm">
          <text:p/>
        </draw:line>
        <draw:line draw:style-name="gr3" draw:text-style-name="P1" draw:layer="layout" svg:x1="9.698cm" svg:y1="2.94cm" svg:x2="3.602cm" svg:y2="2.94cm">
          <text:p/>
        </draw:line>
        <draw:line draw:style-name="gr3" draw:text-style-name="P1" draw:layer="layout" svg:x1="23.498cm" svg:y1="2.89cm" svg:x2="17.402cm" svg:y2="2.89cm">
          <text:p/>
        </draw:line>
        <draw:custom-shape draw:style-name="gr4" draw:text-style-name="P2" draw:layer="layout" svg:width="2.286cm" svg:height="2.286cm" svg:x="10.174cm" svg:y="3.296cm">
          <text:p text:style-name="P2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2.286cm" svg:x="14.773cm" svg:y="3.295cm">
          <text:p text:style-name="P2"><text:span text:style-name="T1"><text:s/>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2.286cm" svg:x="3.273cm" svg:y="3.295cm">
          <text:p text:style-name="P1"><text:s/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2.286cm" svg:x="5.572cm" svg:y="3.294cm">
          <text:p text:style-name="P1"><text:s/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2.286cm" svg:x="7.872cm" svg:y="3.294cm">
          <text:p text:style-name="P1"><text:s/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2.286cm" svg:x="17.072cm" svg:y="3.294cm">
          <text:p text:style-name="P1"><text:s/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2.286cm" svg:x="19.371cm" svg:y="3.293cm">
          <text:p text:style-name="P1"><text:s/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2.286cm" svg:x="21.671cm" svg:y="3.293cm">
          <text:p text:style-name="P1"><text:s/><text:span text:style-name="T1">Y</text:span></text:p>
          <draw:enhanced-geometry svg:viewBox="0 0 21600 21600" draw:type="rectangle" draw:enhanced-path="M 0 0 L 21600 0 21600 21600 0 21600 0 0 Z N"/>
        </draw:custom-shape>
        <draw:frame draw:style-name="gr6" draw:layer="layout" svg:width="6.096cm" svg:height="0.962cm" svg:x="4.41cm" svg:y="1.87cm">
          <draw:text-box>
            <text:p>Lagging Cells</text:p>
          </draw:text-box>
        </draw:frame>
        <draw:frame draw:style-name="gr6" draw:layer="layout" svg:width="6.096cm" svg:height="0.962cm" svg:x="18.41cm" svg:y="1.87cm">
          <draw:text-box>
            <text:p>Leading Cells</text:p>
          </draw:text-box>
        </draw:frame>
        <draw:line draw:style-name="gr7" draw:text-style-name="P1" draw:layer="layout" svg:x1="13.716cm" svg:y1="3.294cm" svg:x2="13.716cm" svg:y2="2.032cm">
          <text:p/>
        </draw:line>
        <draw:frame draw:style-name="gr6" draw:layer="layout" svg:width="2.286cm" svg:height="0.962cm" svg:x="12.8cm" svg:y="1.17cm">
          <draw:text-box>
            <text:p>CUT</text:p>
          </draw:text-box>
        </draw:frame>
        <draw:custom-shape draw:style-name="gr4" draw:text-style-name="P3" draw:layer="layout" svg:width="5.334cm" svg:height="2.286cm" svg:x="4.218cm" svg:y="6.858cm">
          <text:p text:style-name="P3"><text:span text:style-name="T2">Σ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334cm" svg:height="2.286cm" svg:x="18.017cm" svg:y="6.857cm">
          <text:p text:style-name="P3"><text:span text:style-name="T3">Σ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72cm" svg:y1="5.581cm" svg:x2="4.572cm" svg:y2="6.858cm">
          <text:p/>
        </draw:line>
        <draw:line draw:style-name="gr8" draw:text-style-name="P1" draw:layer="layout" svg:x1="6.822cm" svg:y1="5.581cm" svg:x2="6.822cm" svg:y2="6.858cm">
          <text:p/>
        </draw:line>
        <draw:line draw:style-name="gr8" draw:text-style-name="P1" draw:layer="layout" svg:x1="9.072cm" svg:y1="5.581cm" svg:x2="9.072cm" svg:y2="6.858cm">
          <text:p/>
        </draw:line>
        <draw:line draw:style-name="gr8" draw:text-style-name="P1" draw:layer="layout" svg:x1="18.322cm" svg:y1="5.581cm" svg:x2="18.322cm" svg:y2="6.858cm">
          <text:p/>
        </draw:line>
        <draw:line draw:style-name="gr8" draw:text-style-name="P1" draw:layer="layout" svg:x1="20.572cm" svg:y1="5.581cm" svg:x2="20.572cm" svg:y2="6.858cm">
          <text:p/>
        </draw:line>
        <draw:line draw:style-name="gr8" draw:text-style-name="P1" draw:layer="layout" svg:x1="22.922cm" svg:y1="5.581cm" svg:x2="22.922cm" svg:y2="6.858cm">
          <text:p/>
        </draw:line>
        <draw:custom-shape draw:style-name="gr9" draw:text-style-name="P1" draw:layer="layout" svg:width="1.27cm" svg:height="1.27cm" svg:x="6.196cm" svg:y="10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27cm" svg:height="1.27cm" svg:x="6.195cm" svg:y="13.3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4" draw:layer="layout" svg:width="4.826cm" svg:height="4.826cm" svg:x="11.26cm" svg:y="11.584cm">
          <text:p text:style-name="P4"><text:span text:style-name="T4">X &gt; 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6.086cm" svg:y1="14.032cm" svg:x2="18.034cm" svg:y2="14.032cm">
          <text:p/>
        </draw:line>
        <draw:line draw:style-name="gr11" draw:text-style-name="P1" draw:layer="layout" svg:x1="13.716cm" svg:y1="16.41cm" svg:x2="13.716cm" svg:y2="17.234cm">
          <text:p/>
        </draw:line>
        <draw:line draw:style-name="gr8" draw:text-style-name="P1" draw:layer="layout" svg:x1="13.716cm" svg:y1="17.242cm" svg:x2="18.034cm" svg:y2="17.242cm">
          <text:p/>
        </draw:line>
        <draw:frame draw:style-name="gr12" draw:layer="layout" svg:width="5.08cm" svg:height="0.962cm" svg:x="18.05cm" svg:y="13.616cm">
          <draw:text-box>
            <text:p>Target</text:p>
          </draw:text-box>
        </draw:frame>
        <draw:frame draw:style-name="gr12" draw:layer="layout" svg:width="5.08cm" svg:height="0.962cm" svg:x="18.05cm" svg:y="16.816cm">
          <draw:text-box>
            <text:p>Noise</text:p>
          </draw:text-box>
        </draw:frame>
        <draw:line draw:style-name="gr8" draw:text-style-name="P1" draw:layer="layout" svg:x1="13.716cm" svg:y1="5.58cm" svg:x2="13.716cm" svg:y2="11.584cm">
          <text:p/>
        </draw:line>
        <draw:line draw:style-name="gr11" draw:text-style-name="P1" draw:layer="layout" svg:x1="6.804cm" svg:y1="10.322cm" svg:x2="6.804cm" svg:y2="11.592cm">
          <text:p/>
        </draw:line>
        <draw:line draw:style-name="gr11" draw:text-style-name="P1" draw:layer="layout" svg:x1="6.196cm" svg:y1="10.93cm" svg:x2="7.466cm" svg:y2="10.93cm">
          <text:p/>
        </draw:line>
        <draw:line draw:style-name="gr11" draw:text-style-name="P1" draw:layer="layout" svg:x1="6.395cm" svg:y1="13.521cm" svg:x2="7.412cm" svg:y2="14.44cm">
          <text:p/>
        </draw:line>
        <draw:line draw:style-name="gr11" draw:text-style-name="P1" draw:layer="layout" svg:x1="7.312cm" svg:y1="13.521cm" svg:x2="6.295cm" svg:y2="14.44cm">
          <text:p/>
        </draw:line>
        <draw:line draw:style-name="gr8" draw:text-style-name="P1" draw:layer="layout" svg:x1="3.91cm" svg:y1="13.986cm" svg:x2="6.195cm" svg:y2="13.986cm">
          <text:p/>
        </draw:line>
        <draw:line draw:style-name="gr8" draw:text-style-name="P1" draw:layer="layout" svg:x1="7.465cm" svg:y1="13.932cm" svg:x2="11.26cm" svg:y2="13.932cm">
          <text:p/>
        </draw:line>
        <draw:frame draw:style-name="gr12" draw:text-style-name="P5" draw:layer="layout" svg:width="1.524cm" svg:height="1.517cm" svg:x="8.482cm" svg:y="12.616cm">
          <draw:text-box>
            <text:p text:style-name="P5"><text:span text:style-name="T5">T</text:span></text:p>
          </draw:text-box>
        </draw:frame>
        <draw:line draw:style-name="gr8" draw:text-style-name="P1" draw:layer="layout" svg:x1="6.804cm" svg:y1="9.144cm" svg:x2="6.804cm" svg:y2="10.322cm">
          <text:p/>
        </draw:line>
        <draw:line draw:style-name="gr11" draw:text-style-name="P1" draw:layer="layout" svg:x1="20.574cm" svg:y1="9.143cm" svg:x2="20.574cm" svg:y2="10.93cm">
          <text:p/>
        </draw:line>
        <draw:line draw:style-name="gr8" draw:text-style-name="P1" draw:layer="layout" svg:x1="20.574cm" svg:y1="10.93cm" svg:x2="7.466cm" svg:y2="10.93cm">
          <text:p/>
        </draw:line>
        <draw:line draw:style-name="gr8" draw:text-style-name="P1" draw:layer="layout" svg:x1="6.804cm" svg:y1="11.592cm" svg:x2="6.858cm" svg:y2="13.321cm">
          <text:p/>
        </draw:line>
        <draw:frame draw:style-name="gr12" draw:text-style-name="P5" draw:layer="layout" svg:width="1.27cm" svg:height="1.517cm" svg:x="2.686cm" svg:y="13.116cm">
          <draw:text-box>
            <text:p text:style-name="P5"><text:span text:style-name="T2">α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6T19:48:19</meta:creation-date>
    <dc:date>2012-12-16T20:11:32</dc:date>
    <meta:editing-duration>PT7M12S</meta:editing-duration>
    <meta:editing-cycles>1</meta:editing-cycles>
    <meta:document-statistic meta:object-count="68"/>
    <meta:generator>LibreOffice/3.5$Linux_X86_64 LibreOffice_project/350m1$Build-2</meta:generator>
  </office:meta>
</office:document-meta>
</file>